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00f6fd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0f6fd" style:font-size-asian="13pt" style:font-name-complex="Sanskrit 2003" style:font-size-complex="13pt"/>
    </style:style>
    <style:style style:name="P3" style:family="paragraph" style:parent-style-name="Footnote">
      <style:text-properties fo:font-size="9pt" officeooo:rsid="03d2fd10" officeooo:paragraph-rsid="03d2fd10" style:font-size-asian="9pt" style:font-name-complex="Sanskrit 2003" style:font-size-complex="9pt"/>
    </style:style>
    <style:style style:name="T1" style:family="text">
      <style:text-properties officeooo:rsid="03d2fd10"/>
    </style:style>
    <style:style style:name="T2" style:family="text">
      <style:text-properties officeooo:rsid="03d506d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d5cb29" style:font-weight-asian="bold" style:font-weight-complex="bold"/>
    </style:style>
    <style:style style:name="T5" style:family="text">
      <style:text-properties fo:font-weight="bold" officeooo:rsid="03d1c9e2" style:font-weight-asian="bold" style:font-weight-complex="bold"/>
    </style:style>
    <style:style style:name="T6" style:family="text">
      <style:text-properties officeooo:rsid="03d3b597"/>
    </style:style>
    <style:style style:name="T7" style:family="text">
      <style:text-properties officeooo:rsid="00044e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अथ अष्टाविंशोध्यायः । </text:p>
      <text:p text:style-name="P1"><text:span text:style-name="T4">आचार्या</text:span><text:span text:style-name="T3">भिषेकविधान</text:span><text:span text:style-name="T5">म्</text:span><text:line-break/>नारद उवाच -<text:line-break/>अभिषेकं प्रवक्ष्यामि <text:note text:id="ftn1" text:note-class="footnote"><text:note-citation>1</text:note-citation><text:note-body><text:p text:style-name="P3">यथा कुर्यात्तु पुत्रकः</text:p></text:note-body></text:note>यथा<text:span text:style-name="T1">ऽऽ</text:span>चा<text:span text:style-name="T1">र्य</text:span>स्तु पुत्रकः ।<text:line-break/>सिद्धिभाक्साधको येन रोगी रोगा<text:span text:style-name="T6">त्प्र</text:span>मुच्यते ॥२८/१॥ <text:line-break/>राज्यं राजा सुतं स्त्रीञ्च प्राप्नुयान्मलनाशन<text:span text:style-name="T6">म्</text:span> । <text:line-break/><text:span text:style-name="T6">मृत्सा</text:span>कुम्भान्सुरत्नाढ्यान्मध्यपूर्वादितो न्यसेत् ॥२८/२॥ <text:line-break/>सहस्राव<text:span text:style-name="T6">र्ति</text:span>तान्कु<text:span text:style-name="T6">र्या</text:span>दथवा शतव<text:span text:style-name="T6">र्ति</text:span>तान् । <text:line-break/>मण्डपे मण्डले विष्णुं प्राच्यैशान्य<text:span text:style-name="T6">ोश्च</text:span> पी<text:span text:style-name="T6">ठ</text:span>के ॥२८/३॥ <text:line-break/>निवेश्य <text:span text:style-name="T6">सं</text:span>कलीकृत्य पुत्रकं साधकादिक<text:span text:style-name="T6">म्</text:span> । <text:s/><text:line-break/>अभिषेकं समभ्य<text:span text:style-name="T6">र्च्य</text:span> कु<text:span text:style-name="T6">र्या</text:span>द्गीतादिपूर्वक<text:span text:style-name="T6">म्</text:span> ॥२८/४॥ <text:line-break/>दद्याच्च योगपीठादींस्त्वनुग्राह्यास्त्वया नराः । <text:line-break/>गुरुश्च समयान्ब्रूयाद्गु<text:span text:style-name="T6">रुः</text:span> शिष्यो<text:span text:style-name="T6">ऽ</text:span>थ सर्वभाक् ॥२८/५॥ </text:p>
      <text:p text:style-name="P1"><text:line-break/>इत्यादिमहापुराणे आग्नेये आचा<text:span text:style-name="T1">र्या</text:span>भिषेक<text:span text:style-name="T2">विधिवर्णनं</text:span> नाम अष्टाविंशोऽध्यायः 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1:50:15.683068791</meta:creation-date>
    <dc:date>2017-09-05T15:21:32.344350529</dc:date>
    <meta:editing-duration>PT11M49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62" meta:character-count="341" meta:non-whitespace-character-count="271"/>
  </office:meta>
</office:document-meta>
</file>